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ce1"/>
        <table:table-row table:style-name="ro1">
          <table:table-cell table:number-columns-repeated="12" office:value-type="string" calcext:value-type="string">
            <text:p>D1</text:p>
          </table:table-cell>
        </table:table-row>
        <table:table-row table:style-name="ro1">
          <table:table-cell table:number-columns-repeated="12" office:value-type="string" calcext:value-type="string">
            <text:p>D1</text:p>
          </table:table-cell>
        </table:table-row>
        <table:table-row table:style-name="ro1">
          <table:table-cell table:number-columns-repeated="12" office:value-type="string" calcext:value-type="string">
            <text:p>D1</text:p>
          </table:table-cell>
        </table:table-row>
        <table:table-row table:style-name="ro1">
          <table:table-cell table:number-columns-repeated="11" office:value-type="string" calcext:value-type="string">
            <text:p>D1</text:p>
          </table:table-cell>
          <table:table-cell table:style-name="ce2"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string" calcext:value-type="string">
            <text:p>D1</text:p>
          </table:table-cell>
          <table:table-cell table:number-columns-repeated="2" table:style-name="ce2" office:value-type="float" office:value="91" calcext:value-type="float">
            <text:p>91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D1</text:p>
          </table:table-cell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D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D1</text:p>
          </table:table-cell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D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D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D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D1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2" table:style-name="ce2" office:value-type="float" office:value="51" calcext:value-type="float">
            <text:p>51</text:p>
          </table:table-cell>
          <table:table-cell office:value-type="string" calcext:value-type="string">
            <text:p>D1</text:p>
          </table:table-cell>
          <table:table-cell table:number-columns-repeated="2" table:style-name="ce2" office:value-type="float" office:value="51" calcext:value-type="float">
            <text:p>51</text:p>
          </table:table-cell>
        </table:table-row>
        <table:table-row table:style-name="ro1">
          <table:table-cell table:number-columns-repeated="12" office:value-type="string" calcext:value-type="string">
            <text:p>D1</text:p>
          </table:table-cell>
        </table:table-row>
        <table:table-row table:style-name="ro1">
          <table:table-cell table:number-columns-repeated="12" office:value-type="string" calcext:value-type="string">
            <text:p>D1</text:p>
          </table:table-cell>
        </table:table-row>
        <table:table-row table:style-name="ro1">
          <table:table-cell table:number-columns-repeated="12" office:value-type="string" calcext:value-type="string">
            <text:p>D1</text:p>
          </table:table-cell>
        </table:table-row>
        <table:table-row table:style-name="ro1">
          <table:table-cell table:number-columns-repeated="12" office:value-type="string" calcext:value-type="string">
            <text:p>D1</text:p>
          </table:table-cell>
        </table:table-row>
        <table:table-row table:style-name="ro1">
          <table:table-cell table:number-columns-repeated="12" office:value-type="string" calcext:value-type="string">
            <text:p>D1</text:p>
          </table:table-cell>
        </table:table-row>
        <table:table-row table:style-name="ro1">
          <table:table-cell table:number-columns-repeated="12" office:value-type="string" calcext:value-type="string">
            <text:p>D1</text:p>
          </table:table-cell>
        </table:table-row>
        <table:table-row table:style-name="ro1" table:number-rows-repeated="104856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/00/0000</text:date>, <text:time style:data-style-name="N2" text:time-value="11:32:06.2760418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15T11:19:56.784730653</meta:creation-date>
    <dc:date>2024-04-15T11:49:36.035794901</dc:date>
    <meta:editing-duration>PT18M52S</meta:editing-duration>
    <meta:editing-cycles>2</meta:editing-cycles>
    <meta:generator>LibreOffice/6.4.7.2$Linux_X86_64 LibreOffice_project/40$Build-2</meta:generator>
    <meta:document-statistic meta:table-count="1" meta:cell-count="156" meta:object-count="0"/>
  </office:meta>
</office:document-meta>
</file>